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ans-serif"/>
    <style:font-face style:name="Arial2"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egoe UI Symbol" svg:font-family="'Segoe UI Symbol'" style:font-family-generic="roman" style:font-pitch="variable"/>
    <style:font-face style:name="montserratSemiBold" svg:font-family="montserratSemiBold, Arial, sans-serif"/>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P1" style:family="paragraph" style:parent-style-name="Standard">
      <style:paragraph-properties fo:margin-top="0cm" fo:margin-bottom="0.353cm" style:contextual-spacing="false" fo:line-height="115%"/>
      <style:text-properties fo:color="#000000" loext:opacity="100%" officeooo:paragraph-rsid="00299f7d"/>
    </style:style>
    <style:style style:name="P2" style:family="paragraph" style:parent-style-name="Standard">
      <style:paragraph-properties fo:orphans="2" fo:widows="2" fo:hyphenation-ladder-count="no-limit"/>
      <style:text-properties fo:color="#000000" loext:opacity="100%" style:font-name="Arial2" fo:font-size="12pt" style:letter-kerning="true" style:font-size-asian="12pt" fo:hyphenate="false" fo:hyphenation-remain-char-count="2" fo:hyphenation-push-char-count="2" loext:hyphenation-no-caps="false"/>
    </style:style>
    <style:style style:name="P3" style:family="paragraph" style:parent-style-name="Standard">
      <style:paragraph-properties fo:orphans="2" fo:widows="2" fo:hyphenation-ladder-count="no-limit"/>
      <style:text-properties fo:color="#000000" loext:opacity="100%" style:font-name="Arial2" fo:font-size="12pt" fo:font-weight="normal" style:letter-kerning="true" style:font-size-asian="12pt" style:font-weight-asian="normal" fo:hyphenate="false" fo:hyphenation-remain-char-count="2" fo:hyphenation-push-char-count="2" loext:hyphenation-no-caps="false"/>
    </style:style>
    <style:style style:name="P4" style:family="paragraph" style:parent-style-name="Standard">
      <style:paragraph-properties fo:orphans="2" fo:widows="2" fo:hyphenation-ladder-count="no-limit"/>
      <style:text-properties fo:color="#000000" loext:opacity="100%" style:font-name="Arial2" fo:font-size="12pt" style:text-underline-style="none" fo:font-weight="normal" style:letter-kerning="true" style:font-size-asian="12pt" style:font-weight-asian="normal" fo:hyphenate="false" fo:hyphenation-remain-char-count="2" fo:hyphenation-push-char-count="2" loext:hyphenation-no-caps="false"/>
    </style:style>
    <style:style style:name="P5" style:family="paragraph" style:parent-style-name="Standard">
      <style:paragraph-properties fo:margin-top="0cm" fo:margin-bottom="0.353cm" style:contextual-spacing="false" fo:line-height="115%"/>
      <style:text-properties fo:color="#000000" loext:opacity="100%" style:font-name="Arial2" fo:font-size="12pt" style:text-underline-style="none" fo:font-weight="normal" style:letter-kerning="true" style:font-size-asian="12pt" style:font-weight-asian="normal"/>
    </style:style>
    <style:style style:name="P6" style:family="paragraph" style:parent-style-name="Standard">
      <style:paragraph-properties fo:orphans="2" fo:widows="2" fo:hyphenation-ladder-count="no-limit"/>
      <style:text-properties fo:color="#000000" loext:opacity="100%" style:font-name="Arial2" fo:hyphenate="false" fo:hyphenation-remain-char-count="2" fo:hyphenation-push-char-count="2" loext:hyphenation-no-caps="false"/>
    </style:style>
    <style:style style:name="P7" style:family="paragraph" style:parent-style-name="Standard">
      <style:paragraph-properties fo:margin-top="0cm" fo:margin-bottom="0.353cm" style:contextual-spacing="false" fo:line-height="115%"/>
      <style:text-properties fo:color="#000000" loext:opacity="100%" style:font-name="Arial2"/>
    </style:style>
    <style:style style:name="P8" style:family="paragraph" style:parent-style-name="Standard">
      <style:paragraph-properties fo:margin-top="0cm" fo:margin-bottom="0.353cm" style:contextual-spacing="false" fo:line-height="115%"/>
      <style:text-properties fo:color="#000000" loext:opacity="100%" style:font-name="Arial2" officeooo:paragraph-rsid="001e8d0c"/>
    </style:style>
    <style:style style:name="P9" style:family="paragraph" style:parent-style-name="Standard">
      <style:paragraph-properties fo:margin-top="0cm" fo:margin-bottom="0.353cm" style:contextual-spacing="false" fo:line-height="115%"/>
      <style:text-properties fo:color="#000000" loext:opacity="100%" style:font-name="Arial2" officeooo:paragraph-rsid="001ffe5c"/>
    </style:style>
    <style:style style:name="P10" style:family="paragraph" style:parent-style-name="Standard">
      <style:paragraph-properties fo:margin-top="0cm" fo:margin-bottom="0.353cm" style:contextual-spacing="false" fo:line-height="115%"/>
      <style:text-properties fo:color="#000000" loext:opacity="100%" style:font-name="Arial2" officeooo:paragraph-rsid="00235e79"/>
    </style:style>
    <style:style style:name="P11" style:family="paragraph" style:parent-style-name="Standard">
      <style:paragraph-properties fo:margin-top="0cm" fo:margin-bottom="0.353cm" style:contextual-spacing="false" fo:line-height="115%"/>
      <style:text-properties fo:color="#000000" loext:opacity="100%" style:font-name="Arial2" style:text-underline-style="solid" style:text-underline-width="auto" style:text-underline-color="font-color" officeooo:rsid="001ffe5c" officeooo:paragraph-rsid="001ffe5c"/>
    </style:style>
    <style:style style:name="P12" style:family="paragraph" style:parent-style-name="Standard">
      <style:paragraph-properties fo:margin-top="0cm" fo:margin-bottom="0.353cm" style:contextual-spacing="false" fo:line-height="115%"/>
      <style:text-properties fo:color="#000000" loext:opacity="100%" style:font-name="Arial2" style:text-underline-style="solid" style:text-underline-width="auto" style:text-underline-color="font-color" officeooo:rsid="00235e79" officeooo:paragraph-rsid="00235e79"/>
    </style:style>
    <style:style style:name="P13" style:family="paragraph" style:parent-style-name="Standard">
      <style:paragraph-properties fo:margin-top="0cm" fo:margin-bottom="0.353cm" style:contextual-spacing="false" fo:line-height="115%"/>
      <style:text-properties fo:color="#000000" loext:opacity="100%" style:font-name="Arial2" style:text-underline-style="solid" style:text-underline-width="auto" style:text-underline-color="font-color" fo:font-weight="normal" officeooo:rsid="00248930" officeooo:paragraph-rsid="00248930" style:font-weight-asian="normal" style:font-weight-complex="normal"/>
    </style:style>
    <style:style style:name="P14" style:family="paragraph" style:parent-style-name="Standard">
      <style:paragraph-properties fo:margin-top="0cm" fo:margin-bottom="0.353cm" style:contextual-spacing="false" fo:line-height="115%"/>
      <style:text-properties fo:color="#000000" loext:opacity="100%" style:font-name="Arial2" style:text-underline-style="solid" style:text-underline-width="auto" style:text-underline-color="font-color" fo:font-weight="normal" officeooo:rsid="00261585" officeooo:paragraph-rsid="00261585" style:font-weight-asian="normal" style:font-weight-complex="normal"/>
    </style:style>
    <style:style style:name="P15" style:family="paragraph" style:parent-style-name="Standard">
      <style:paragraph-properties fo:margin-top="0cm" fo:margin-bottom="0.353cm" style:contextual-spacing="false" fo:line-height="115%"/>
      <style:text-properties fo:color="#000000" loext:opacity="100%" style:font-name="Arial2" style:text-underline-style="solid" style:text-underline-width="auto" style:text-underline-color="font-color" fo:font-weight="normal" officeooo:rsid="0027897c" officeooo:paragraph-rsid="0027897c" style:font-weight-asian="normal" style:font-weight-complex="normal"/>
    </style:style>
    <style:style style:name="P16" style:family="paragraph" style:parent-style-name="Standard">
      <style:paragraph-properties fo:margin-top="0cm" fo:margin-bottom="0.353cm" style:contextual-spacing="false" fo:line-height="115%"/>
      <style:text-properties fo:color="#000000" loext:opacity="100%" style:font-name="Arial2" style:text-underline-style="solid" style:text-underline-width="auto" style:text-underline-color="font-color" fo:font-weight="normal" officeooo:rsid="0027d7da" officeooo:paragraph-rsid="0027d7da" style:font-weight-asian="normal" style:font-weight-complex="normal"/>
    </style:style>
    <style:style style:name="P17" style:family="paragraph" style:parent-style-name="Standard">
      <style:paragraph-properties fo:margin-top="0cm" fo:margin-bottom="0.353cm" style:contextual-spacing="false" fo:line-height="115%"/>
      <style:text-properties fo:color="#000000" loext:opacity="100%" style:font-name="Arial2" style:text-underline-style="solid" style:text-underline-width="auto" style:text-underline-color="font-color" fo:font-weight="normal" officeooo:rsid="002b38bf" officeooo:paragraph-rsid="002b38bf" style:font-weight-asian="normal" style:font-weight-complex="normal"/>
    </style:style>
    <style:style style:name="P18" style:family="paragraph" style:parent-style-name="Standard">
      <style:paragraph-properties fo:margin-top="0cm" fo:margin-bottom="0.353cm" style:contextual-spacing="false" fo:line-height="115%"/>
      <style:text-properties fo:color="#000000" loext:opacity="100%" style:font-name="Arial2" style:text-underline-style="solid" style:text-underline-width="auto" style:text-underline-color="font-color" fo:font-weight="normal" officeooo:rsid="002d1fe0" officeooo:paragraph-rsid="002d1fe0" style:font-weight-asian="normal" style:font-weight-complex="normal"/>
    </style:style>
    <style:style style:name="P19" style:family="paragraph" style:parent-style-name="Standard">
      <style:paragraph-properties fo:margin-top="0cm" fo:margin-bottom="0.353cm" style:contextual-spacing="false" fo:line-height="115%"/>
      <style:text-properties fo:color="#000000" loext:opacity="100%" style:font-name="Arial2" style:text-underline-style="solid" style:text-underline-width="auto" style:text-underline-color="font-color" fo:font-weight="normal" officeooo:rsid="002e3cf0" officeooo:paragraph-rsid="002e3cf0" style:font-weight-asian="normal" style:font-weight-complex="normal"/>
    </style:style>
    <style:style style:name="P20" style:family="paragraph" style:parent-style-name="Standard">
      <style:paragraph-properties fo:margin-top="0cm" fo:margin-bottom="0.353cm" style:contextual-spacing="false" fo:line-height="115%"/>
      <style:text-properties fo:color="#000000" loext:opacity="100%" style:font-name="Arial2" style:text-underline-style="solid" style:text-underline-width="auto" style:text-underline-color="font-color" fo:font-weight="normal" officeooo:rsid="002f558d" officeooo:paragraph-rsid="002f558d" style:font-weight-asian="normal" style:font-weight-complex="normal"/>
    </style:style>
    <style:style style:name="P21" style:family="paragraph" style:parent-style-name="Standard">
      <style:text-properties fo:color="#000000" loext:opacity="100%" style:font-name="Arial2"/>
    </style:style>
    <style:style style:name="P22" style:family="paragraph" style:parent-style-name="Standard">
      <style:paragraph-properties fo:margin-top="0cm" fo:margin-bottom="0.353cm" style:contextual-spacing="false" fo:line-height="115%"/>
      <style:text-properties fo:color="#000000" loext:opacity="100%" style:font-name="Arial2" style:text-underline-style="none" fo:font-weight="normal" officeooo:rsid="00248930" officeooo:paragraph-rsid="00248930" style:font-weight-asian="normal" style:font-weight-complex="normal"/>
    </style:style>
    <style:style style:name="P23" style:family="paragraph" style:parent-style-name="Standard">
      <style:paragraph-properties fo:margin-top="0cm" fo:margin-bottom="0.353cm" style:contextual-spacing="false" fo:line-height="115%"/>
      <style:text-properties fo:color="#000000" loext:opacity="100%" style:font-name="Arial2" style:text-underline-style="none" fo:font-weight="normal" officeooo:rsid="00248930" officeooo:paragraph-rsid="0027897c" style:font-weight-asian="normal" style:font-weight-complex="normal"/>
    </style:style>
    <style:style style:name="P24" style:family="paragraph" style:parent-style-name="Standard">
      <style:paragraph-properties fo:margin-top="0cm" fo:margin-bottom="0.353cm" style:contextual-spacing="false" fo:line-height="115%"/>
      <style:text-properties fo:color="#000000" loext:opacity="100%" style:font-name="Arial2" style:text-underline-style="none" fo:font-weight="normal" officeooo:rsid="0027d7da" officeooo:paragraph-rsid="0027d7da" style:font-weight-asian="normal" style:font-weight-complex="normal"/>
    </style:style>
    <style:style style:name="P25" style:family="paragraph" style:parent-style-name="Standard">
      <style:paragraph-properties fo:margin-top="0cm" fo:margin-bottom="0.353cm" style:contextual-spacing="false" fo:line-height="115%"/>
      <style:text-properties fo:color="#000000" loext:opacity="100%" style:font-name="Arial2" style:text-underline-style="none" fo:font-weight="normal" officeooo:rsid="002b38bf" officeooo:paragraph-rsid="002b38bf" style:font-weight-asian="normal" style:font-weight-complex="normal"/>
    </style:style>
    <style:style style:name="P26" style:family="paragraph" style:parent-style-name="Standard">
      <style:paragraph-properties fo:margin-top="0cm" fo:margin-bottom="0.353cm" style:contextual-spacing="false" fo:line-height="115%"/>
      <style:text-properties fo:color="#000000" loext:opacity="100%" style:font-name="Arial2" style:text-underline-style="none" fo:font-weight="normal" officeooo:rsid="002d1fe0" officeooo:paragraph-rsid="002d1fe0" style:font-weight-asian="normal" style:font-weight-complex="normal"/>
    </style:style>
    <style:style style:name="P27" style:family="paragraph" style:parent-style-name="Standard">
      <style:paragraph-properties fo:margin-top="0cm" fo:margin-bottom="0.353cm" style:contextual-spacing="false" fo:line-height="115%"/>
      <style:text-properties fo:color="#000000" loext:opacity="100%" style:font-name="Arial2" style:text-underline-style="none" fo:font-weight="normal" officeooo:rsid="002d1fe0" officeooo:paragraph-rsid="002e3cf0" style:font-weight-asian="normal" style:font-weight-complex="normal"/>
    </style:style>
    <style:style style:name="P28" style:family="paragraph" style:parent-style-name="Standard">
      <style:paragraph-properties fo:margin-top="0cm" fo:margin-bottom="0.353cm" style:contextual-spacing="false" fo:line-height="115%"/>
      <style:text-properties fo:color="#000000" loext:opacity="100%" style:font-name="Arial2" style:text-underline-style="none" fo:font-weight="normal" officeooo:rsid="002f558d" officeooo:paragraph-rsid="002f558d" style:font-weight-asian="normal" style:font-weight-complex="normal"/>
    </style:style>
    <style:style style:name="P29" style:family="paragraph" style:parent-style-name="Standard">
      <style:paragraph-properties fo:margin-top="0cm" fo:margin-bottom="0.353cm" style:contextual-spacing="false" fo:line-height="115%"/>
      <style:text-properties fo:color="#000000" loext:opacity="100%" style:font-name="Arial2" style:text-underline-style="none" fo:font-weight="bold" officeooo:rsid="00261585" officeooo:paragraph-rsid="00261585" style:font-weight-asian="bold" style:font-weight-complex="bold"/>
    </style:style>
    <style:style style:name="P30" style:family="paragraph" style:parent-style-name="Standard">
      <style:paragraph-properties fo:margin-top="0cm" fo:margin-bottom="0.353cm" style:contextual-spacing="false" fo:line-height="115%"/>
      <style:text-properties fo:color="#000000" loext:opacity="100%" style:font-name="Arial2" style:text-underline-style="none" fo:font-weight="bold" officeooo:rsid="0027d7da" officeooo:paragraph-rsid="0027d7da" style:font-weight-asian="bold" style:font-weight-complex="bold"/>
    </style:style>
    <style:style style:name="P31" style:family="paragraph" style:parent-style-name="Standard">
      <style:paragraph-properties fo:margin-top="0cm" fo:margin-bottom="0.353cm" style:contextual-spacing="false" fo:line-height="115%"/>
      <style:text-properties fo:color="#000000" loext:opacity="100%" style:font-name="Arial2" style:text-underline-style="none" fo:font-weight="bold" officeooo:rsid="0028f04c" officeooo:paragraph-rsid="0028f04c" style:font-weight-asian="bold" style:font-weight-complex="bold"/>
    </style:style>
    <style:style style:name="P32" style:family="paragraph" style:parent-style-name="Standard">
      <style:paragraph-properties fo:margin-top="0cm" fo:margin-bottom="0.353cm" style:contextual-spacing="false" fo:line-height="115%"/>
      <style:text-properties fo:color="#000000" loext:opacity="100%" style:font-name="Arial2" style:text-underline-style="none" fo:font-weight="bold" officeooo:rsid="002b38bf" officeooo:paragraph-rsid="002b38bf" style:font-weight-asian="bold" style:font-weight-complex="bold"/>
    </style:style>
    <style:style style:name="P33" style:family="paragraph" style:parent-style-name="Standard">
      <style:paragraph-properties fo:margin-top="0cm" fo:margin-bottom="0.353cm" style:contextual-spacing="false" fo:line-height="115%"/>
      <style:text-properties fo:color="#000000" loext:opacity="100%" style:font-name="Arial2" style:text-underline-style="none" fo:font-weight="bold" officeooo:rsid="002b38bf" officeooo:paragraph-rsid="002e3cf0" style:font-weight-asian="bold" style:font-weight-complex="bold"/>
    </style:style>
    <style:style style:name="P34" style:family="paragraph" style:parent-style-name="Standard">
      <style:paragraph-properties fo:margin-left="0cm" fo:margin-right="0cm" fo:line-height="140%" fo:orphans="2" fo:widows="2" fo:text-indent="0cm" style:auto-text-indent="false"/>
      <style:text-properties fo:font-variant="normal" fo:text-transform="none" fo:color="#333333" loext:opacity="100%" style:font-name="Arial1" fo:letter-spacing="normal" fo:font-style="normal" fo:font-weight="normal"/>
    </style:style>
    <style:style style:name="P35" style:family="paragraph" style:parent-style-name="Standard">
      <style:paragraph-properties fo:margin-left="0cm" fo:margin-right="0cm" fo:line-height="140%" fo:orphans="2" fo:widows="2" fo:text-indent="0cm" style:auto-text-indent="false"/>
      <style:text-properties fo:font-variant="normal" fo:text-transform="none" fo:color="#333333" loext:opacity="100%" style:font-name="Arial1" fo:letter-spacing="normal" fo:font-style="normal" style:text-underline-style="solid" style:text-underline-width="auto" style:text-underline-color="font-color" fo:font-weight="normal" officeooo:rsid="002b38bf" officeooo:paragraph-rsid="002b38bf" style:font-weight-asian="normal" style:font-weight-complex="normal"/>
    </style:style>
    <style:style style:name="P36" style:family="paragraph" style:parent-style-name="Table_20_Contents">
      <style:paragraph-properties fo:text-align="center" style:justify-single-word="false"/>
      <style:text-properties fo:color="#000000" loext:opacity="100%" style:font-name="Arial2" fo:font-size="12pt" fo:font-weight="bold" officeooo:rsid="0020c58c" officeooo:paragraph-rsid="0020c58c" style:font-size-asian="12pt" style:font-weight-asian="bold" style:font-weight-complex="bold"/>
    </style:style>
    <style:style style:name="T1" style:family="text">
      <style:text-properties fo:font-variant="normal" fo:text-transform="none" fo:color="#333333" loext:opacity="100%" style:font-name="Arial1" fo:font-size="12pt" fo:letter-spacing="normal" fo:font-style="normal"/>
    </style:style>
    <style:style style:name="T2" style:family="text">
      <style:text-properties fo:font-variant="normal" fo:text-transform="none" fo:color="#333333" loext:opacity="100%" style:font-name="Arial1" fo:font-size="12pt" fo:letter-spacing="normal" fo:font-style="normal" style:letter-kerning="true" style:font-size-asian="12pt"/>
    </style:style>
    <style:style style:name="T3" style:family="text">
      <style:text-properties fo:font-variant="normal" fo:text-transform="none" fo:color="#333333" loext:opacity="100%" style:font-name="Arial1" fo:font-size="12pt" fo:letter-spacing="normal" fo:font-style="normal" officeooo:rsid="00261585" style:letter-kerning="true" style:font-size-asian="12pt"/>
    </style:style>
    <style:style style:name="T4" style:family="text">
      <style:text-properties fo:font-variant="normal" fo:text-transform="none" fo:font-size="12pt" fo:letter-spacing="normal" fo:font-style="normal" fo:font-weight="normal"/>
    </style:style>
    <style:style style:name="T5" style:family="text">
      <style:text-properties fo:font-variant="normal" fo:text-transform="none" fo:font-size="12pt" fo:letter-spacing="normal" fo:font-style="normal" style:text-underline-style="none" fo:font-weight="normal" officeooo:rsid="00235e79" style:letter-kerning="true" style:font-size-asian="12pt" style:font-weight-asian="bold" style:font-weight-complex="bold"/>
    </style:style>
    <style:style style:name="T6" style:family="text">
      <style:text-properties fo:font-variant="normal" fo:text-transform="none" fo:font-size="12pt" fo:letter-spacing="normal" fo:font-style="normal" style:letter-kerning="true" style:font-size-asian="12pt"/>
    </style:style>
    <style:style style:name="T7" style:family="text">
      <style:text-properties fo:font-size="12pt"/>
    </style:style>
    <style:style style:name="T8" style:family="text">
      <style:text-properties fo:font-size="12pt" style:letter-kerning="true" style:font-size-asian="12pt"/>
    </style:style>
    <style:style style:name="T9" style:family="text">
      <style:text-properties fo:font-size="12pt" officeooo:rsid="00235e79" style:letter-kerning="true" style:font-size-asian="12pt"/>
    </style:style>
    <style:style style:name="T10" style:family="text">
      <style:text-properties fo:font-size="12pt" officeooo:rsid="00261585" style:letter-kerning="true" style:font-size-asian="12pt"/>
    </style:style>
    <style:style style:name="T11" style:family="text">
      <style:text-properties fo:font-size="12pt" officeooo:rsid="0027897c" style:letter-kerning="true" style:font-size-asian="12pt"/>
    </style:style>
    <style:style style:name="T12" style:family="text">
      <style:text-properties fo:font-size="12pt" officeooo:rsid="00299f7d" style:letter-kerning="true" style:font-size-asian="12pt"/>
    </style:style>
    <style:style style:name="T13" style:family="text">
      <style:text-properties fo:font-size="12pt" officeooo:rsid="002d1fe0" style:letter-kerning="true" style:font-size-asian="12pt"/>
    </style:style>
    <style:style style:name="T14" style:family="text">
      <style:text-properties fo:font-size="12pt" officeooo:rsid="002e3cf0" style:letter-kerning="true" style:font-size-asian="12pt"/>
    </style:style>
    <style:style style:name="T15" style:family="text">
      <style:text-properties fo:font-size="12pt" fo:font-weight="bold" style:letter-kerning="true" style:font-size-asian="12pt" style:font-weight-asian="bold"/>
    </style:style>
    <style:style style:name="T16" style:family="text">
      <style:text-properties fo:font-size="12pt" style:text-underline-style="solid" style:text-underline-width="auto" style:text-underline-color="font-color" fo:font-weight="normal" style:letter-kerning="true" style:font-size-asian="12pt" style:font-weight-asian="normal"/>
    </style:style>
    <style:style style:name="T17" style:family="text">
      <style:text-properties fo:font-size="12pt" style:text-underline-style="none" fo:font-weight="normal" style:letter-kerning="true" style:font-size-asian="12pt" style:font-weight-asian="normal"/>
    </style:style>
    <style:style style:name="T18" style:family="text">
      <style:text-properties fo:font-size="12pt" style:text-underline-style="none" fo:font-weight="normal" officeooo:rsid="00248930" style:letter-kerning="true" style:font-size-asian="12pt" style:font-weight-asian="normal" style:font-weight-complex="normal"/>
    </style:style>
    <style:style style:name="T19" style:family="text">
      <style:text-properties fo:font-size="12pt" style:text-underline-style="none" fo:font-weight="bold" style:letter-kerning="true" style:font-size-asian="12pt" style:font-weight-asian="bold"/>
    </style:style>
    <style:style style:name="T20" style:family="text">
      <style:text-properties fo:font-size="12pt" style:text-underline-style="none" fo:font-weight="bold" officeooo:rsid="001ffe5c" style:letter-kerning="true" style:font-size-asian="12pt" style:font-weight-asian="bold" style:font-weight-complex="bold"/>
    </style:style>
    <style:style style:name="T21" style:family="text">
      <style:text-properties fo:font-size="12pt" style:text-underline-style="none" fo:font-weight="bold" officeooo:rsid="00235e79" style:letter-kerning="true" style:font-size-asian="12pt" style:font-weight-asian="bold" style:font-weight-complex="bold"/>
    </style:style>
    <style:style style:name="T22" style:family="text">
      <style:text-properties fo:font-size="12pt" fo:language="fr" fo:country="FR" style:text-underline-style="solid" style:text-underline-width="auto" style:text-underline-color="font-color" fo:font-weight="normal" officeooo:rsid="001e8d0c" style:letter-kerning="false" style:font-size-asian="12pt" style:font-weight-asian="normal"/>
    </style:style>
    <style:style style:name="T23" style:family="text">
      <style:text-properties fo:font-size="12pt" fo:language="fr" fo:country="FR" style:text-underline-style="none" fo:font-weight="normal" officeooo:rsid="001e8d0c" style:letter-kerning="false" style:font-size-asian="12pt" style:font-weight-asian="normal"/>
    </style:style>
    <style:style style:name="T24" style:family="text">
      <style:text-properties officeooo:rsid="001ffe5c"/>
    </style:style>
    <style:style style:name="T25" style:family="text">
      <style:text-properties style:font-name="Arial2" fo:font-size="12pt" style:text-underline-style="solid" style:text-underline-width="auto" style:text-underline-color="font-color" fo:font-weight="normal" officeooo:rsid="00299f7d" style:letter-kerning="true" style:font-size-asian="12pt" style:font-weight-asian="normal" style:font-weight-complex="normal"/>
    </style:style>
    <style:style style:name="T26" style:family="text">
      <style:text-properties officeooo:rsid="00235e79"/>
    </style:style>
    <style:style style:name="T27" style:family="text">
      <style:text-properties officeooo:rsid="002c5da8"/>
    </style:style>
    <style:style style:name="T28" style:family="text">
      <style:text-properties officeooo:rsid="002e3c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3"/>
        <table:table-row table:style-name="TableLine1469723243184">
          <table:table-cell table:style-name="Tableau1.A1" office:value-type="string">
            <text:p text:style-name="P36">Tanguy LE BUHE</text:p>
          </table:table-cell>
          <table:table-cell table:style-name="Tableau1.A1" office:value-type="string">
            <text:p text:style-name="P36">Avis Film CONCOURS WEB</text:p>
          </table:table-cell>
          <table:table-cell table:style-name="Tableau1.C1" office:value-type="string">
            <text:p text:style-name="P36">12/01/2023</text:p>
          </table:table-cell>
        </table:table-row>
      </table:table>
      <text:p text:style-name="P2"><text:span text:style-name="T8"/></text:p>
      <text:p text:style-name="P6"><text:span text:style-name="T15">Star wars ep 9</text:span></text:p>
      <text:p text:style-name="P3"/>
      <text:p text:style-name="P6"><text:span text:style-name="T16">Marsien A</text:span></text:p>
      <text:p text:style-name="P6"><text:span text:style-name="T17"><text:tab/>Affligeant, consternant, interminable, Disney bat tous les records de nullité avec ce dernier opus indigne de la Saga. J'ai été un enfant de Star Wars depuis les tous débuts et je ressors de ce film triste et mélancolique tellement cet ultime épisode m'a déçu: aucun scénario, aucun dialogue, aucun humour, une scène de combat ultime sans saveur, une fin indigne. A oublier et SURTOUT pas de spin-off, pas d'ultime nouvel épisode sinon Georges Lucas va se retourner dans sa tombe... Mais non il n'est pas encore mort, le pauvre!!! <text:s/>0,5Étoiles</text:span></text:p>
      <text:p text:style-name="P4"/>
      <text:p text:style-name="P6"><text:span text:style-name="T16">Samanath R</text:span></text:p>
      <text:p text:style-name="P6"><text:span text:style-name="T17"><text:tab/>On va pas faire de long discours, ce film est nul, il fait honte à Star Wars, plus encore que le 7 et le 8, j'ai mal à mon Star Wars <text:s/>0,5 Étoiles</text:span></text:p>
      <text:p text:style-name="P4"/>
      <text:p text:style-name="P6"><text:span text:style-name="T16">Alice B</text:span></text:p>
      <text:p text:style-name="P6"><text:span text:style-name="T17"><text:tab/>Bof bof... L e film était très dynamique, mais j'ai tout de même eu l'impression de m'ennuyer par moment. Le film répond à pas mal de questions, je suis restée un peu indifférente face à ses révélations. Cette trilogie avait pourtant bien démarré, mais ce dernier épisode reste trop fade. A vouloir apporter trop d'émotions on en a presque aucune. Et le combat encore entre le premier Ordre et la Résistance devient tellement répétitif.... Le seul perso qui tire vraiment son épingle du jeu est Kylo Ren, interprété par Adam Driver.</text:span><text:line-break/><text:span text:style-name="T17">Cette conclusion ne marquera pas les esprits. 2,5 Étoiles</text:span></text:p>
      <text:p text:style-name="P5"/>
      <text:p text:style-name="P7"><text:span text:style-name="T19">Spiderman into spider verse</text:span></text:p>
      <text:p text:style-name="P7"><text:span text:style-name="T16">Yoan S</text:span></text:p>
      <text:p text:style-name="P7"><text:span text:style-name="T17"><text:tab/>Rare sont les films dans le genre Super-Héros à être aussi proche de la perfection.</text:span></text:p>
      <text:p text:style-name="P7"><text:span text:style-name="T17">Ce film va surement devenir culte au même titre que la sagas de Sam Raimi.</text:span></text:p>
      <text:p text:style-name="P7"><text:span text:style-name="T17">Rien à dire d'autres. 4,5 Étoiles</text:span></text:p>
      <text:p text:style-name="P7"><text:span text:style-name="T16">Jérémie D</text:span></text:p>
      <text:p text:style-name="P7"><text:span text:style-name="T17"><text:tab/>Un excellent film, hyper rythmé, visuellement intriguant et doté d’une belle histoire.</text:span></text:p>
      <text:p text:style-name="P7"><text:span text:style-name="T17">Rempli de rebondissements, un humour bien dosé, ce Spider Man est sans conteste un des meilleurs. La manière dont les présentations sont faites sont juste excellentes, le postulat de base est exquis. C’est réellement une bouchée d’air frais dans ce film moderne où rien n’est à jeter. A voir !4,5 Étoiles</text:span></text:p>
      <text:p text:style-name="P7"><text:span text:style-name="T16">Lucas Y</text:span></text:p>
      <text:p text:style-name="P7"><text:span text:style-name="T17"><text:tab/>Juste incroyable, tant sur la mise en scène, le style du dessin, le scénario et la bande son, pour moi le meilleur animé de l'année voire meilleur film. 5,0 Étoiles</text:span></text:p>
      <text:p text:style-name="P5"><text:soft-page-break/></text:p>
      <text:p text:style-name="P7"><text:span text:style-name="T19">SPIDER-MAN: NO WAY HOME</text:span></text:p>
      <text:p text:style-name="P7"><text:span text:style-name="T16">Samy T</text:span></text:p>
      <text:p text:style-name="P7"><text:span text:style-name="T17"><text:tab/>Hélas, même pour un inconditionnel de l'univers Marvel comme mes fils ou moi, ce film est une déception - mon, une épreuve. Hormis une accumulation de références en mode "fan service", on nage dans le néant scenaristique et plonge tête la première dans la bien pensance américaine, a laquelle les autres Marvel échappaient pourtant. C'est long, c'est laid, c'est écrit avec une truelle et plutôt mal joué. A fuir. 1.5Étoiles</text:span></text:p>
      <text:p text:style-name="P7"><text:span text:style-name="T16">Gigs Dnt </text:span></text:p>
      <text:p text:style-name="P7"><text:span text:style-name="T17"><text:tab/>Malheureusement on reste dans la continuité de cette trilogie.., un cinéma pour les 7-13 ans...</text:span></text:p>
      <text:p text:style-name="P7"><text:span text:style-name="T17">Chaque intrigue, personnage, réplique est "Dinseyifié" pour ne pas choqué et s'en est limite attristant..</text:span></text:p>
      <text:p text:style-name="P7"><text:span text:style-name="T17">Les trois Spider-Man sont réunis et c'est tout ce qu'il y a a retenir. 2.5Étoiles.</text:span></text:p>
      <text:p text:style-name="P5"/>
      <text:p text:style-name="P7"><text:span text:style-name="T19">THE AMAZING SPIDER-MAN : LE DESTIN D'UN HÉROS</text:span></text:p>
      <text:p text:style-name="P7"><text:span text:style-name="T16">Liwell Z</text:span></text:p>
      <text:p text:style-name="P7"><text:span text:style-name="T17"><text:tab/>Cette suite du reboot de la saga est encore plus spectaculaire que le premier opus. Les scènes de combats sont très dynamiques et toujours teintées d'humour. Andrew Garfield est excellent, Jamie Foxx est pas mal du tout en méchant et Emma Stone est super sexy en blonde♥♥♥. 5,0 Étoiles</text:span></text:p>
      <text:p text:style-name="P7"><text:span text:style-name="T16">Mathis W</text:span></text:p>
      <text:p text:style-name="P7"><text:span text:style-name="T17"><text:tab/>Dans la lignée du premier, film purement commercial qui n'apporte absolument rien de nouveau à la saga Spiderman. Un peu plus d'humour tout de même, mais terriblement long.2.5Étoiles</text:span></text:p>
      <text:p text:style-name="P8"><text:span text:style-name="T22">Tanguy L</text:span><text:span text:style-name="T23"><text:tab/></text:span><text:line-break/><text:tab/><text:span text:style-name="T4">Un nouvel opus, pour la série culte. Andrew Garfield n'est pas mal et endosse bien le costume. Le scénario est un peu light. Beaucoup d'action et d'effets spéciaux , mais l'intrigue manque de suspense. Un bon moment surtout pour les fans de la série et les ados.</text:span> </text:p>
      <text:p text:style-name="P8"/>
      <text:p text:style-name="P8"/>
      <text:p text:style-name="P8"/>
      <text:p text:style-name="P8"/>
      <text:p text:style-name="P9"><text:soft-page-break/><text:span text:style-name="T20">Sazam !</text:span></text:p>
      <text:p text:style-name="P11"><text:span text:style-name="T4">Cécile R</text:span></text:p>
      <text:p text:style-name="P9"><text:span text:style-name="T4"><text:tab/>J'ai trouvé ce film très intéressant, humour, action, émotions, le visuel, les effets spéciaux sont top... Les acteurs ont bien joué je trouve. Beaucoup de clin d'œil par rapport à ses futurs collègues de dc comics. Peut être que les puristes, les supers fans diront qu'ils n'ont pas suivi l'origine story à la virgule prêt. Mais j'ai été étonné et on va de surprises en surprises jusqu'à la fin du film. Et si vous vous êtes donné un avis par rapport à la bande annonce. Je vous confirme que la bande annonce est pétée, rien à voir avec le film. Vivement la suite. Il y a deux scènes bonus.</text:span> <text:span text:style-name="T24">4,0 Étoiles</text:span></text:p>
      <text:p text:style-name="P12"><text:span text:style-name="T24">S</text:span>auveur Z</text:p>
      <text:p text:style-name="P21"><text:span text:style-name="T4"><text:tab/>Vu ce matin au ciné.</text:span><text:line-break/><text:span text:style-name="T4">5 étoiles pour le relever le niveau car ras le bol des frustrés de la vie qui n’en savent plus apprécier un film.</text:span><text:line-break/><text:span text:style-name="T4">Dommage que warner vend ce film comme parodie.</text:span><text:line-break/><text:span text:style-name="T4">Loin des critiques non fondées, rien à voir avec un sois disant deadpool.</text:span><text:line-break/><text:span text:style-name="T4">Ce film fait son taff, l’humour bien dosé et propre a son personnage.</text:span><text:line-break/><text:span text:style-name="T4">Pour ceux qui se posent la question le film est bien connecté à la DCEU.</text:span><text:line-break/><text:span text:style-name="T4">Remplis de référence dans un monde où la Justice League existe sans trop non plus tomber dans le fan service.</text:span><text:line-break/><text:span text:style-name="T4">On passe un très bon moment pour un film de super-héros du premier de son genre je m’en glisserais dans le catégorie familiale.</text:span> <text:s/><text:span text:style-name="T26">5,0Étoiles</text:span></text:p>
      <text:p text:style-name="P21"><text:span text:style-name="T20"/></text:p>
      <text:p text:style-name="P21"><text:span text:style-name="T20"/></text:p>
      <text:p text:style-name="P21"><text:span text:style-name="T20"/></text:p>
      <text:p text:style-name="P21"><text:span text:style-name="T20"/></text:p>
      <text:p text:style-name="P10"><text:span text:style-name="T21">Roméo et Juliette</text:span></text:p>
      <text:p text:style-name="P13"><text:span text:style-name="T9">L</text:span><text:span text:style-name="T8">aëticia G</text:span></text:p>
      <text:p text:style-name="P10"><text:span text:style-name="T5"><text:tab/>RI-DI-CU-LE !!!</text:span><text:span text:style-name="T21"><text:line-break/></text:span><text:span text:style-name="T5">Erreur monumentale sur le casting,</text:span><text:span text:style-name="T21"><text:line-break/></text:span><text:span text:style-name="T5">Dialogues ri-di-cu-le,</text:span><text:span text:style-name="T21"><text:line-break/></text:span><text:span text:style-name="T5">Scénario (on sait déjà comment ça va finir mais) ri-di-cu-le !</text:span><text:span text:style-name="T21"><text:line-break/></text:span><text:span text:style-name="T5">Seuls aspects positif ce sont les décors et la mise en scène (et encore).</text:span><text:span text:style-name="T21"><text:line-break/></text:span><text:span text:style-name="T5">Le seul qui est séparé de tout ça c'est Paul Giamatti, qui extraordinaire !</text:span><text:span text:style-name="T21"> </text:span><text:span text:style-name="T18">2,5 Étoiles</text:span></text:p>
      <text:p text:style-name="P13"><text:span text:style-name="T9">A</text:span><text:span text:style-name="T8">rthur B</text:span></text:p>
      <text:p text:style-name="P22"><text:span text:style-name="T6"><text:tab/>Je trouve ça intéressant d'avoir transposé les dialogues originaux de Shakespeare sur un film mais cela enlève une trop grande partie du talent des acteurs : une pièce de théâtre est une chose, un film en est une autre. Sinon le contexte de la pièce est bien mis en valeur durant le film, Verone et le paysage Italien est bien présent. L'histoire n'en reste pas moins intéressante, il faut juste respecter cette immense oeuvre écrite par Shakespeare.</text:span><text:span text:style-name="T8"> 2,5 Étoiles</text:span></text:p>
      <text:p text:style-name="P22"><text:span text:style-name="T8"/></text:p>
      <text:p text:style-name="P29"><text:soft-page-break/><text:span text:style-name="T8">Rebelle</text:span></text:p>
      <text:p text:style-name="P14"><text:span text:style-name="T8">Edgar K</text:span></text:p>
      <text:p text:style-name="P22"><text:span text:style-name="T2"><text:tab/>S'il n'est pas un chef-d'oeuvre, ce film d'animation n'en reste pas moins très plaisant, et montre le professionnalisme, et la parfaite cohésion des studios Disney et Pixar dans leur collaboration. La réalisation technique est juste sublime, mais on regrettera vraiment un petit manque de courage et une certaine paresse scénaristique, qui ne permettent pas au film de passe au stade supérieur.</text:span><text:span text:style-name="T8"> <text:s/></text:span><text:span text:style-name="T10">3,5É</text:span><text:span text:style-name="T11">t</text:span><text:span text:style-name="T10">oiles</text:span></text:p>
      <text:p text:style-name="P15"><text:span text:style-name="T10">Ribambelle</text:span><text:span text:style-name="T8"> S</text:span></text:p>
      <text:p text:style-name="P23"><text:span text:style-name="T3"><text:tab/>A mes yeux, il y a clairement tromperie sur la marchandise. Quand on voit la bande-annonce, on s'attend à une quête épique, avec pleins de monstres et de beaux paysages. Eh ben non, il n'y aucune quête. L'intrigue du film est basé sur un gag. Alors oui, l'humour fait mouche et les graphismes sont superbes. Le film est également divertissant. Mais c'est tout. Ce n'est pas un bon film d'animation franchement.</text:span><text:span text:style-name="T10"> </text:span><text:span text:style-name="T11">2</text:span><text:span text:style-name="T10">,5É</text:span><text:span text:style-name="T11">t</text:span><text:span text:style-name="T10">oiles</text:span></text:p>
      <text:p text:style-name="P30"><text:span text:style-name="T10">R</text:span><text:span text:style-name="T8">alph</text:span></text:p>
      <text:p text:style-name="P16"><text:span text:style-name="T8">Dominique F</text:span></text:p>
      <text:p text:style-name="P24"><text:span text:style-name="T2"><text:tab/>J'ai du mal à émettre une critique.</text:span><text:span text:style-name="T8"><text:line-break/></text:span><text:span text:style-name="T2">Ce n'est pas désagréable à regarder mais c'est aussi sans grand intérêt.</text:span><text:span text:style-name="T8"><text:line-break/></text:span><text:span text:style-name="T2">Cela n'arrive pas à la cheville de "Dragons 3" ni de "Minuscules 2".</text:span><text:span text:style-name="T8"><text:line-break/></text:span><text:span text:style-name="T2">Pour les enfants, cela va leur plaire mais pour les adultes c'est, comme je l'ai dit, sans grand intérêt.</text:span><text:span text:style-name="T8"> </text:span><text:span text:style-name="T12">2,5Étoiles</text:span></text:p>
      <text:p text:style-name="P16"><text:span text:style-name="T8">Isabelle L</text:span></text:p>
      <text:p text:style-name="P24"><text:span text:style-name="T2"><text:tab/>Un bon Disney avec un héros et une héroïne qui apprennent l’amitié au pays de l’Internet et des jeux d’arcade.</text:span><text:span text:style-name="T8"><text:line-break/></text:span><text:span text:style-name="T2">Des princesses Disney pas si cruches que ça.</text:span><text:span text:style-name="T8"><text:line-break/></text:span><text:span text:style-name="T2">De nombreuses références au bon vieux jeux, style pacman et des rôles de filles vraiment cool.</text:span><text:span text:style-name="T8"><text:line-break/></text:span><text:span text:style-name="T2">Mais surtout le secret de l’éducation réussie des enfants enfin dévoilé ... enfin presque.</text:span><text:span text:style-name="T8"><text:line-break/></text:span><text:span text:style-name="T2">On en sort avec le sourire et j’ai entendu des enfants et des parents rirent de bon cœur.</text:span><text:span text:style-name="T8"> </text:span><text:span text:style-name="T12">4Étoiles</text:span></text:p>
      <text:p text:style-name="P31"><text:span text:style-name="T8">Film turc</text:span></text:p>
      <text:p text:style-name="P1"><text:span text:style-name="T25">Anaïs K</text:span></text:p>
      <text:p text:style-name="P34">Absolument, vraiment un chef d'oeuvre , il prend au trip , et on en ressort pas indemne ! le film le plus triste que j'ai pu voir et qui malheureusement n'est pas assez reconnu . les acteurs sont terribles , on s'attache a tous et cela nous brise le coeur , je recommande ce film a 100 % , ce sont ces genre de films qui devraient gagné des Oscar et non pas toutes ces supers-productions americaine .<text:span text:style-name="T27">5Étoiles</text:span></text:p>
      <text:p text:style-name="P34"/>
      <text:p text:style-name="P35"><text:soft-page-break/>Jules N</text:p>
      <text:p text:style-name="P34"><text:span text:style-name="T7"><text:tab/>Pour tout dire j'ai jamais tant pleurer devant un film.. Préparez vos mouchoirs!!</text:span><text:line-break/><text:span text:style-name="T7">Un chef d'œuvre du cinéma européen bourré d'émotion qui tient le spectateur jusqu'au bout</text:span> <text:span text:style-name="T27">4Étoiles</text:span></text:p>
      <text:p text:style-name="P34"/>
      <text:p text:style-name="P32"><text:span text:style-name="T8">Les Tuche 3</text:span></text:p>
      <text:p text:style-name="P17"><text:span text:style-name="T8">Lola Z</text:span></text:p>
      <text:p text:style-name="P25"><text:span text:style-name="T2"><text:tab/>Quelle déception.. J'ai entendu tous ces journalistes Tv et radio qui nous en disait le plus grand bien... J'y suis allé, et j'ai perdu 1h30 de mon temps Mais pourquoi cette histoire sans queue ni tête malgré 2 ou 3 bons gags ?</text:span><text:span text:style-name="T8"> <text:s/></text:span><text:span text:style-name="T13">0,5 Étoiles</text:span></text:p>
      <text:p text:style-name="P18"><text:span text:style-name="T8">Ludovic F</text:span></text:p>
      <text:p text:style-name="P26"><text:span text:style-name="T2"><text:tab/>Les Tuche, ces films sur lesquels on pourrait faire tout un débat: Parodie satirique de la France, humour très bas de gamme, ridicule ou finalement bien pensé, les Tuche divise, de manière assez tranchée. Olivier Baroux et Jean-Paul Rouve remettent pourtant ça pour un film qui ne dénote pas des autres. Pour la troisième fois, nous avons donc été voir sans grande conviction les aventures de cette famille, et pour la troisième fois, on s'est laissé surprendre par l'humour. Oui, il y a quelques longueurs, oui c'est souvent assez lourd, mais on éclate quand même plusieurs fois de rire et on s'attache aux personnages. C'est comme un plaisir coupable, on a presque une légère honte à apprécier tant on réalise que ça parait facile, bête et méchant, mais on rit souvent, spontanément, impossible de le nier. Bref, on a apprécié, pas adoré, mais ça sort du quotidien, et ça fait du bien!</text:span><text:span text:style-name="T8"> <text:s/>3,5 Étoiles</text:span></text:p>
      <text:p text:style-name="P33"><text:span text:style-name="T8">Les </text:span><text:span text:style-name="T14">Profs 2</text:span></text:p>
      <text:p text:style-name="P19"><text:span text:style-name="T8">Elizabeth II</text:span></text:p>
      <text:p text:style-name="P27"><text:span text:style-name="T1"><text:tab/>On change de décor - l'Angleterre - et on joue beaucoup sur les différences culturelles dans un second film toujours drôle mais mettant bien plus en avant l'élève Boulard que ses chers professeurs (où on regrettera le remplacement de Clavier par Bourdon). Les Profs 2 est donc une comédie riche en gags mais quelque peu déséquilibrée, et par conséquent inférieure à son premier opus.</text:span> <text:span text:style-name="T28">3,5 Étoiles</text:span></text:p>
      <text:p text:style-name="P20">Laura J</text:p>
      <text:p text:style-name="P28"><text:span text:style-name="T1"><text:tab/>D'habitude je modère mes propos, mais là ce film est une grosse bouse ! Y'a rien, rien à sauver. Pas de scénario, aucun dialogue, les comédiens font pitié tellement les scènes sont débiles. Pauvre Didier Bourdon, il doit être au plus mal financièrement pour signer pour un tel navet où il n'a rien à jouer ...</text:span><text:line-break/><text:span text:style-name="T1">Film d'une connerie sans nom, nul.</text:span> 0,5 Étoi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ans-serif"/>
    <style:font-face style:name="Arial2"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egoe UI Symbol" svg:font-family="'Segoe UI Symbol'" style:font-family-generic="roman" style:font-pitch="variable"/>
    <style:font-face style:name="montserratSemiBold" svg:font-family="montserratSemiBold,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2T10:16:31.248000000</meta:creation-date>
    <dc:date>2023-01-12T10:48:53.814000000</dc:date>
    <meta:editing-duration>PT32M11S</meta:editing-duration>
    <meta:editing-cycles>19</meta:editing-cycles>
    <meta:generator>LibreOffice/7.2.7.2$Windows_X86_64 LibreOffice_project/8d71d29d553c0f7dcbfa38fbfda25ee34cce99a2</meta:generator>
    <meta:document-statistic meta:table-count="1" meta:image-count="0" meta:object-count="0" meta:page-count="5" meta:paragraph-count="68" meta:word-count="1743" meta:character-count="9966" meta:non-whitespace-character-count="8258"/>
  </office:meta>
</office:document-meta>
</file>